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VR-Powered Python Math Lab Prototype</text:p>
      <text:p text:style-name="Standard"># This script sets up a WebSocket bridge between Python (math computations) and a Three.js VR environment.</text:p>
      <text:p text:style-name="Standard"># It supports dynamic visualization of the FIELD FRAMEWORK inside a VR space.</text:p>
      <text:p text:style-name="Standard"/>
      <text:p text:style-name="Standard">import asyncio</text:p>
      <text:p text:style-name="Standard">import websockets</text:p>
      <text:p text:style-name="Standard">import json</text:p>
      <text:p text:style-name="Standard">import numpy as np</text:p>
      <text:p text:style-name="Standard">import sympy as sp</text:p>
      <text:p text:style-name="Standard"/>
      <text:p text:style-name="Standard"># Define a dynamic field function based on the FIELD FRAMEWORK</text:p>
      <text:p text:style-name="Standard">def compute_field(t):</text:p>
      <text:p text:style-name="Standard"><text:s text:c="4"/>x, y = np.meshgrid(np.linspace(-5, 5, 30), np.linspace(-5, 5, 30))</text:p>
      <text:p text:style-name="Standard"><text:s text:c="4"/>field = np.sin(x * t) * np.cos(y * t) <text:s/># Example dynamic wave field from the FIELD FRAMEWORK</text:p>
      <text:p text:style-name="Standard"><text:s text:c="4"/>return field.tolist()</text:p>
      <text:p text:style-name="Standard"/>
      <text:p text:style-name="Standard">async def send_math_data(websocket, path):</text:p>
      <text:p text:style-name="Standard"><text:s text:c="4"/>"""Sends computed field data from the FIELD FRAMEWORK to the VR WebSocket connection."""</text:p>
      <text:p text:style-name="Standard"><text:s text:c="4"/>t = 0</text:p>
      <text:p text:style-name="Standard"><text:s text:c="4"/>while True:</text:p>
      <text:p text:style-name="Standard"><text:s text:c="8"/>field_data = compute_field(t)</text:p>
      <text:p text:style-name="Standard"><text:s text:c="8"/>response = json.dumps({"time": t, "field": field_data})</text:p>
      <text:p text:style-name="Standard"><text:s text:c="8"/>await websocket.send(response)</text:p>
      <text:p text:style-name="Standard"><text:s text:c="8"/>t += 0.1 <text:s/># Increment simulation time</text:p>
      <text:p text:style-name="Standard"><text:s text:c="8"/>await asyncio.sleep(0.1) <text:s/># Adjust refresh rate</text:p>
      <text:p text:style-name="Standard"/>
      <text:p text:style-name="Standard"># Run WebSocket Server for FIELD FRAMEWORK interaction</text:p>
      <text:p text:style-name="Standard">start_server = websockets.serve(send_math_data, "localhost", 8765)</text:p>
      <text:p text:style-name="Standard">print("WebSocket Server for FIELD FRAMEWORK running on ws://localhost:8765")</text:p>
      <text:p text:style-name="Standard">asyncio.get_event_loop().run_until_complete(start_server)</text:p>
      <text:p text:style-name="Standard">asyncio.get_event_loop().run_forever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9:26:18.691621622</meta:creation-date>
    <dc:date>2025-01-30T19:26:34.913186219</dc:date>
    <meta:editing-duration>PT17S</meta:editing-duration>
    <meta:editing-cycles>1</meta:editing-cycles>
    <meta:document-statistic meta:table-count="0" meta:image-count="0" meta:object-count="0" meta:page-count="1" meta:paragraph-count="27" meta:word-count="161" meta:character-count="1260" meta:non-whitespace-character-count="1059"/>
    <meta:generator>LibreOffice/24.2.7.2$Linux_X86_64 LibreOffice_project/420$Build-2</meta:generator>
  </office:meta>
</office:document-meta>
</file>